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9cm" fo:min-width="0.30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43cm" svg:height="1.143cm" svg:x="15.132cm" svg:y="23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15.097cm" svg:y="21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15.097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15.097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732cm" svg:y1="23.86cm" svg:x2="15.732cm" svg:y2="22.463cm">
          <text:p/>
        </draw:line>
        <draw:line draw:style-name="gr2" draw:text-style-name="P2" draw:layer="layout" svg:x1="15.732cm" svg:y1="21.32cm" svg:x2="15.732cm" svg:y2="19.923cm">
          <text:p/>
        </draw:line>
        <draw:line draw:style-name="gr2" draw:text-style-name="P2" draw:layer="layout" svg:x1="15.732cm" svg:y1="18.78cm" svg:x2="15.732cm" svg:y2="17.383cm">
          <text:p/>
        </draw:line>
        <draw:custom-shape draw:style-name="gr1" draw:text-style-name="P1" draw:layer="layout" svg:width="1.143cm" svg:height="1.143cm" svg:x="6.115cm" svg:y="23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6.08cm" svg:y="21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6.08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6.08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715cm" svg:y1="23.86cm" svg:x2="6.715cm" svg:y2="22.463cm">
          <text:p/>
        </draw:line>
        <draw:line draw:style-name="gr2" draw:text-style-name="P2" draw:layer="layout" svg:x1="6.715cm" svg:y1="21.32cm" svg:x2="6.715cm" svg:y2="19.923cm">
          <text:p/>
        </draw:line>
        <draw:line draw:style-name="gr2" draw:text-style-name="P2" draw:layer="layout" svg:x1="6.715cm" svg:y1="18.78cm" svg:x2="6.715cm" svg:y2="17.383cm">
          <text:p/>
        </draw:line>
        <draw:custom-shape draw:style-name="gr1" draw:text-style-name="P1" draw:layer="layout" svg:width="1.143cm" svg:height="1.143cm" svg:x="6.08cm" svg:y="13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81cm" svg:height="1.016cm" svg:x="1.254cm" svg:y="13.446cm">
          <draw:text-box>
            <text:p>example.tx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ng" style:font-family-asian="Song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b Peyerl</meta:initial-creator>
    <meta:creation-date>2017-10-22T06:00:13.914697000</meta:creation-date>
    <dc:date>2017-10-22T06:35:14.549497000</dc:date>
    <dc:creator>Herb Peyerl</dc:creator>
    <meta:editing-duration>PT18M30S</meta:editing-duration>
    <meta:editing-cycles>7</meta:editing-cycles>
    <meta:generator>LibreOffice/5.1.4.2$MacOSX_X86_64 LibreOffice_project/f99d75f39f1c57ebdd7ffc5f42867c12031db97a</meta:generator>
    <meta:document-statistic meta:object-count="16"/>
  </office:meta>
</office:document-meta>
</file>